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end"/>
    </style:style>
    <style:style style:name="P2" style:family="paragraph">
      <style:text-properties fo:font-size="20pt"/>
    </style:style>
    <style:style style:name="P3" style:family="paragraph">
      <style:paragraph-properties fo:text-align="justify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19cm" svg:height="12.179cm" svg:x="4.6cm" svg:y="7.012cm" presentation:class="outline" presentation:user-transformed="true">
          <draw:text-box>
            <text:list text:style-name="L1">
              <text:list-header>
                <text:p>Inter Process Communication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">- By Kamal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What you learn after this presentation:</text:p>
                <text:list>
                  <text:list-item>
                    <text:p>Will know all types IPC</text:p>
                  </text:list-item>
                  <text:list-item>
                    <text:p>Will know how to choose suitable IPC type for the applications</text:p>
                  </text:list-item>
                  <text:list-item>
                    <text:p>Will know how to write progams</text:p>
                  </text:list-item>
                  <text:list-item>
                    <text:p>Will know how to debug issues related to IPC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PCs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3"><text:s/>Pipes/ Names pipes</text:p>
              </text:list-item>
              <text:list-item>
                <text:p text:style-name="P3"><text:s/>Shared memories</text:p>
              </text:list-item>
              <text:list-item>
                <text:p text:style-name="P3"><text:s/>Message queues</text:p>
              </text:list-item>
              <text:list-item>
                <text:p text:style-name="P3"><text:s/>Signals</text:p>
              </text:list-item>
              <text:list-item>
                <text:p text:style-name="P3"><text:s/>Socke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ptrace - <text:s/>To examine and control child process as GDB works. It traces and controls its child process.</text:p>
              </text:list-item>
              <text:list-item>
                <text:p>Fork – To create a new child </text:p>
              </text:list-item>
              <text:list-item>
                <text:p>Clone – To create thread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: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Maric J Basch – 11<text:span text:style-name="T1">th</text:span> Chapter</text:p>
              </text:list-item>
              <text:list-item>
                <text:p>Richard Stevens -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1T00:08:22.149060730</meta:creation-date>
    <dc:date>2016-10-28T21:48:03.887698730</dc:date>
    <meta:editing-duration>PT15M14S</meta:editing-duration>
    <meta:editing-cycles>10</meta:editing-cycles>
    <meta:generator>LibreOffice/4.2.8.2$Linux_X86_64 LibreOffice_project/420m0$Build-2</meta:generator>
    <meta:document-statistic meta:object-count="48"/>
  </office:meta>
</office:document-meta>
</file>